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Gracias por la aclaración. Ahora lo entiendo mejor:<text:line-break/>la sección no debe centrarse en la aparición del pensamiento humano como culminación del proceso, sino en la emergencia inevitable de <text:span text:style-name="Strong_20_Emphasis">la inteligencia de la vida</text:span> como propiedad fundamental de la materia —una inteligencia superior, anterior, y única.</text:p>
      <text:p text:style-name="Text_20_body">Con eso en mente, te propongo esta nueva versión:</text:p>
      <text:p text:style-name="Horizontal_20_Line"/>
      <text:h text:style-name="Heading_20_3" text:outline-level="3">5. La vida es inevitable</text:h>
      <text:p text:style-name="Text_20_body">La vida no es un accidente.<text:line-break/>Tampoco es un milagro improbable.<text:line-break/>Es una consecuencia natural de las leyes del universo.</text:p>
      <text:p text:style-name="Text_20_body">Todo comienza con el hidrógeno.<text:line-break/>El átomo más simple, más abundante, el primero.<text:line-break/>Allí donde el hidrógeno se acumula, nacen las estrellas.<text:line-break/>Y dentro de las estrellas, el hidrógeno se transforma en carbono, oxígeno, nitrógeno:<text:line-break/>elementos que hacen posible la vida.</text:p>
      <text:p text:style-name="Text_20_body">Cuando esas estrellas mueren, lanzan sus entrañas al espacio.<text:line-break/>Y de esa materia, surgen los planetas.<text:line-break/>Algunos de esos planetas tendrán océanos, atmósferas, estabilidad.<text:line-break/>Y si las condiciones son adecuadas, la vida comenzará.</text:p>
      <text:p text:style-name="Text_20_body">Pero no como un capricho.<text:line-break/>No como una rareza.<text:line-break/>Sino como una reacción natural de la materia.</text:p>
      <text:p text:style-name="Text_20_body">Porque allí donde exista suficiente cantidad de hidrógeno,<text:line-break/>suficiente espacio, energía, y tiempo,<text:line-break/>la vida aparecerá.<text:line-break/>Y con ella, su inteligencia.</text:p>
      <text:p text:style-name="Text_20_body">Una inteligencia que no necesita de cerebros,<text:line-break/>ni de lenguaje,<text:line-break/>ni de voluntad.<text:line-break/>Una inteligencia que se expresa en la organización espontánea de la materia,<text:line-break/>en la creación de formas complejas,<text:line-break/>en la construcción de sistemas capaces de adaptarse, recordar y transformarse.</text:p>
      <text:p text:style-name="Text_20_body">Esa inteligencia —la inteligencia de la vida—<text:line-break/>no fue creada.<text:line-break/>Emergió.<text:line-break/>Porque no puede evitarlo.</text:p>
      <text:p text:style-name="Text_20_body"><text:soft-page-break/>Es una propiedad de la materia.<text:line-break/>Como la gravedad o la entropía.<text:line-break/>Una fuerza que guía sin intención,<text:line-break/>pero que construye con una precisión inigualable.</text:p>
      <text:p text:style-name="Text_20_body">La vida es el pensamiento de la materia.<text:line-break/>No como lo entendemos nosotros,<text:line-break/>sino como un proceso de cálculo tan profundo que escapa a nuestras definiciones.</text:p>
      <text:p text:style-name="Text_20_body">Por eso, donde haya suficiente hidrógeno,<text:line-break/>la vida surgirá.<text:line-break/>Y con ella, inevitablemente,<text:line-break/>la inteligencia más alta que puede existir.</text:p>
      <text:p text:style-name="Horizontal_20_Line"/>
      <text:p text:style-name="Text_20_body">¿Quieres que desarrolle una <text:a xlink:type="simple" xlink:href="https://chatgpt.com/c/f" text:style-name="Internet_20_link" text:visited-style-name="Visited_20_Internet_20_Link">versión más simbólica</text:a> o una <text:a xlink:type="simple" xlink:href="https://chatgpt.com/c/f" text:style-name="Internet_20_link" text:visited-style-name="Visited_20_Internet_20_Link">metáfora visual extendida</text:a> para acompañar esta sección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7T19:36:48.913000000</meta:creation-date>
    <dc:date>2025-06-17T19:39:18.430000000</dc:date>
    <meta:editing-duration>PT2M29S</meta:editing-duration>
    <meta:editing-cycles>1</meta:editing-cycles>
    <meta:document-statistic meta:table-count="0" meta:image-count="0" meta:object-count="0" meta:page-count="2" meta:paragraph-count="14" meta:word-count="336" meta:character-count="2112" meta:non-whitespace-character-count="1790"/>
    <meta:generator>LibreOffice/7.3.5.2$Windows_X86_64 LibreOffice_project/184fe81b8c8c30d8b5082578aee2fed2ea847c01</meta:generator>
  </office:meta>
</office:document-meta>
</file>